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197cm" svg:height="6.298cm" svg:x="0cm" svg:y="1.687cm">
            <draw:object draw:notify-on-update-of-ranges="Sheet1.A1:Sheet1.A2 Sheet1.B1:Sheet1.B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204cm" svg:height="6.302cm" svg:x="12.595cm" svg:y="1.801cm">
            <draw:object draw:notify-on-update-of-ranges="Sheet1.G1:Sheet1.G3 Sheet1.H1:Sheet1.H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916cm" svg:height="5.015cm" svg:x="25.664cm" svg:y="2.171cm">
            <draw:object draw:notify-on-update-of-ranges="Sheet1.M1:Sheet1.M3 Sheet1.N1:Sheet1.N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174cm" svg:height="6.847cm" svg:x="12.815cm" svg:y="14.338cm">
            <draw:object draw:notify-on-update-of-ranges="Sheet1.H24:Sheet1.H24 Sheet1.H25:Sheet1.H27 Sheet1.G24:Sheet1.G24 Sheet1.G25:Sheet1.G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13.937cm" svg:height="7.839cm" svg:x="25.867cm" svg:y="14.277cm">
            <draw:object draw:notify-on-update-of-ranges="Sheet1.N24:Sheet1.N24 Sheet1.N25:Sheet1.N27 Sheet1.O24:Sheet1.O24 Sheet1.O25:Sheet1.O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5.999cm" svg:height="8.999cm" svg:x="4.617cm" svg:y="10.486cm">
            <draw:object draw:notify-on-update-of-ranges="Sheet1.A24:Sheet1.A24 Sheet1.A25:Sheet1.A27 Sheet1.B24:Sheet1.B24 Sheet1.B25:Sheet1.B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9">
          <table:table-cell table:number-columns-repeated="15"/>
        </table:table-row>
        <table:table-row table:style-name="ro1">
          <table:table-cell office:value-type="string" calcext:value-type="string">
            <text:p>Robot 2</text:p>
          </table:table-cell>
          <table:table-cell office:value-type="string" calcext:value-type="string">
            <text:p>Left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6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réel</text:p>
          </table:table-cell>
          <table:table-cell office:value-type="string" calcext:value-type="string">
            <text:p>écrit</text:p>
          </table:table-cell>
          <table:table-cell table:number-columns-repeated="4"/>
          <table:table-cell office:value-type="string" calcext:value-type="string">
            <text:p>réel</text:p>
          </table:table-cell>
          <table:table-cell office:value-type="string" calcext:value-type="string">
            <text:p>écrit</text:p>
          </table:table-cell>
          <table:table-cell table:number-columns-repeated="5"/>
          <table:table-cell office:value-type="string" calcext:value-type="string">
            <text:p>réel</text:p>
          </table:table-cell>
          <table:table-cell office:value-type="string" calcext:value-type="string">
            <text:p>écri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175.8" calcext:value-type="float">
            <text:p>175.8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14"/>
        </table:table-row>
        <table:table-row table:style-name="ro1" table:number-rows-repeated="17">
          <table:table-cell table:number-columns-repeated="15"/>
        </table:table-row>
        <table:table-row table:style-name="ro1">
          <table:table-cell table:number-columns-repeated="5"/>
          <table:table-cell>
            <draw:frame draw:z-index="4" draw:style-name="gr1" draw:text-style-name="P1" svg:width="12.174cm" svg:height="6.847cm" svg:x="1.523cm" svg:y="0.08cm">
              <draw:object draw:notify-on-update-of-ranges="Sheet1.H25:Sheet1.H27 Sheet1.G24:Sheet1.G24 Sheet1.G25:Sheet1.G2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6">
          <table:table-cell table:number-columns-repeated="15"/>
        </table:table-row>
        <table:table-row table:style-name="ro1">
          <table:table-cell table:number-columns-repeated="5"/>
          <table:table-cell>
            <draw:frame draw:z-index="5" draw:style-name="gr1" draw:text-style-name="P1" svg:width="12.174cm" svg:height="6.847cm" svg:x="1.418cm" svg:y="0.08cm">
              <draw:object draw:notify-on-update-of-ranges="Sheet1.H25:Sheet1.H27 Sheet1.G24:Sheet1.G24 Sheet1.G25:Sheet1.G2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2:50:39.5702880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6:17:04.991219898</meta:creation-date>
    <dc:date>2026-04-23T19:44:36.075778382</dc:date>
    <meta:editing-duration>PT7H12M42S</meta:editing-duration>
    <meta:editing-cycles>27</meta:editing-cycles>
    <meta:generator>LibreOffice/25.8.6.2$Linux_X86_64 LibreOffice_project/580$Build-2</meta:generator>
    <meta:document-statistic meta:table-count="1" meta:cell-count="45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98cm" svg:height="6.299cm" xlink:href=".." xlink:type="simple" chart:class="chart:scatter" chart:style-name="ch1">
        <chart:legend chart:legend-position="end" svg:x="6.956cm" svg:y="2.601cm" style:legend-expansion="high" chart:style-name="ch2"/>
        <chart:plot-area chart:style-name="ch3" svg:x="0.223cm" svg:y="0.125cm" svg:width="6.51cm" svg:height="6.049cm">
          <chart:coordinate-region svg:x="1.07cm" svg:y="0.324cm" svg:width="5.364cm" svg:height="5.2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" chart:class="chart:scatter">
            <chart:domain table:cell-range-address="Sheet1.A1:Sheet1.A2"/>
            <chart:regression-curve chart:style-name="ch8">
              <chart:equation chart:display-equation="true" chart:display-r-square="true"/>
            </chart:regression-curve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A1:Sheet1.A2</svg:desc>
                </draw:g>
              </table:table-cell>
              <table:table-cell office:value-type="float" office:value="77">
                <text:p>77</text:p>
                <draw:g>
                  <svg:desc>Sheet1.B1:Sheet1.B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05cm" svg:height="6.303cm" xlink:href=".." xlink:type="simple" chart:class="chart:scatter" chart:style-name="ch1">
        <chart:legend chart:legend-position="end" svg:x="6.943cm" svg:y="2.354cm" style:legend-expansion="high" chart:style-name="ch2"/>
        <chart:plot-area chart:style-name="ch3" svg:x="0.224cm" svg:y="0.126cm" svg:width="6.495cm" svg:height="6.051cm">
          <chart:coordinate-region svg:x="1.071cm" svg:y="0.325cm" svg:width="5.508cm" svg:height="4.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:Sheet1.H3" chart:class="chart:scatter">
            <chart:domain table:cell-range-address="Sheet1.G1:Sheet1.G3"/>
            <chart:regression-curve chart:style-name="ch8"/>
            <chart:regression-curve chart:style-name="ch8">
              <chart:equation chart:display-equation="true" chart:display-r-square="false"/>
            </chart:regression-curve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G1:Sheet1.G3</svg:desc>
                </draw:g>
              </table:table-cell>
              <table:table-cell office:value-type="float" office:value="80">
                <text:p>80</text:p>
                <draw:g>
                  <svg:desc>Sheet1.H1:Sheet1.H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126">
                <text:p>1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17cm" svg:height="5.016cm" xlink:href=".." xlink:type="simple" chart:class="chart:scatter" chart:style-name="ch1">
        <chart:legend chart:legend-position="end" svg:x="5.132cm" svg:y="1.761cm" style:legend-expansion="high" chart:style-name="ch2"/>
        <chart:plot-area chart:style-name="ch3" svg:x="0.178cm" svg:y="0.1cm" svg:width="4.776cm" svg:height="4.816cm">
          <chart:coordinate-region svg:x="1.025cm" svg:y="0.299cm" svg:width="3.789cm" svg:height="3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1:Sheet1.N3" chart:class="chart:scatter">
            <chart:domain table:cell-range-address="Sheet1.M1:Sheet1.M3"/>
            <chart:regression-curve chart:style-name="ch8">
              <chart:equation chart:display-equation="true" chart:display-r-square="false"/>
            </chart:regression-curve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M1:Sheet1.M3</svg:desc>
                </draw:g>
              </table:table-cell>
              <table:table-cell office:value-type="float" office:value="88">
                <text:p>88</text:p>
                <draw:g>
                  <svg:desc>Sheet1.N1:Sheet1.N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3">
                <text:p>1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51cm" svg:y="3.952cm" style:legend-expansion="high" chart:style-name="ch2"/>
        <chart:plot-area chart:style-name="ch3" svg:x="0.32cm" svg:y="0.18cm" svg:width="12.011cm" svg:height="8.64cm">
          <chart:coordinate-region svg:x="1.167cm" svg:y="0.379cm" svg:width="10.86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B27" chart:label-cell-address="Sheet1.B24:Sheet1.B24" chart:class="chart:scatter">
            <chart:domain table:cell-range-address="Sheet1.A25:Sheet1.A27"/>
            <chart:regression-curve chart:style-name="ch8">
              <chart:equation chart:display-equation="true" chart:display-r-square="true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écrit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Sheet1.A25:Sheet1.A27</svg:desc>
                </draw:g>
              </table:table-cell>
              <table:table-cell office:value-type="float" office:value="0">
                <text:p>0</text:p>
                <draw:g>
                  <svg:desc>Sheet1.B25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75cm" svg:height="6.848cm" xlink:href=".." xlink:type="simple" chart:class="chart:scatter" chart:style-name="ch1">
        <chart:legend chart:legend-position="end" svg:x="8.905cm" svg:y="2.876cm" style:legend-expansion="high" chart:style-name="ch2"/>
        <chart:plot-area chart:style-name="ch3" svg:x="0.243cm" svg:y="0.136cm" svg:width="8.419cm" svg:height="6.576cm">
          <chart:coordinate-region svg:x="1.09cm" svg:y="0.335cm" svg:width="7.272cm" svg:height="5.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5:Sheet1.G27" chart:label-cell-address="Sheet1.G24:Sheet1.G24" chart:class="chart:scatter">
            <chart:domain table:cell-range-address="Sheet1.H25:Sheet1.H27"/>
            <chart:regression-curve chart:style-name="ch8">
              <chart:equation chart:display-equation="true" chart:display-r-square="true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éel</text:p>
                <draw:g>
                  <svg:desc>Sheet1.G24:Sheet1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eet1.H25:Sheet1.H27</svg:desc>
                </draw:g>
              </table:table-cell>
              <table:table-cell office:value-type="float" office:value="55">
                <text:p>55</text:p>
                <draw:g>
                  <svg:desc>Sheet1.G25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75cm" svg:height="6.848cm" xlink:href=".." xlink:type="simple" chart:class="chart:scatter" chart:style-name="ch1">
        <chart:legend chart:legend-position="end" svg:x="8.032cm" svg:y="2.876cm" style:legend-expansion="high" chart:style-name="ch2"/>
        <chart:plot-area chart:style-name="ch3" svg:x="0.243cm" svg:y="0.136cm" svg:width="7.546cm" svg:height="6.576cm">
          <chart:coordinate-region svg:x="1.089cm" svg:y="0.335cm" svg:width="6.399cm" svg:height="5.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5:Sheet1.G27" chart:label-cell-address="Sheet1.G24:Sheet1.G24" chart:class="chart:scatter">
            <chart:domain table:cell-range-address="Sheet1.H25:Sheet1.H27"/>
            <chart:regression-curve chart:style-name="ch8">
              <chart:equation chart:display-equation="true" chart:display-r-square="true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éel</text:p>
                <draw:g>
                  <svg:desc>Sheet1.G24:Sheet1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eet1.H25:Sheet1.H27</svg:desc>
                </draw:g>
              </table:table-cell>
              <table:table-cell office:value-type="float" office:value="55">
                <text:p>55</text:p>
                <draw:g>
                  <svg:desc>Sheet1.G25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75cm" svg:height="6.848cm" xlink:href=".." xlink:type="simple" chart:class="chart:scatter" chart:style-name="ch1">
        <chart:legend chart:legend-position="end" svg:x="8.151cm" svg:y="2.876cm" style:legend-expansion="high" chart:style-name="ch2"/>
        <chart:plot-area chart:style-name="ch3" svg:x="0.243cm" svg:y="0.136cm" svg:width="7.665cm" svg:height="6.576cm">
          <chart:coordinate-region svg:x="1.09cm" svg:y="0.335cm" svg:width="6.518cm" svg:height="5.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5:Sheet1.G27" chart:label-cell-address="Sheet1.G24:Sheet1.G24" chart:class="chart:scatter">
            <chart:domain table:cell-range-address="Sheet1.H25:Sheet1.H27"/>
            <chart:regression-curve chart:style-name="ch8">
              <chart:equation chart:display-equation="true" chart:display-r-square="true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éel</text:p>
                <draw:g>
                  <svg:desc>Sheet1.G24:Sheet1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eet1.H25:Sheet1.H27</svg:desc>
                </draw:g>
              </table:table-cell>
              <table:table-cell office:value-type="float" office:value="55">
                <text:p>55</text:p>
                <draw:g>
                  <svg:desc>Sheet1.G25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38cm" svg:height="7.84cm" xlink:href=".." xlink:type="simple" chart:class="chart:scatter" chart:style-name="ch1">
        <chart:legend chart:legend-position="end" svg:x="10.589cm" svg:y="3.372cm" style:legend-expansion="high" chart:style-name="ch2"/>
        <chart:plot-area chart:style-name="ch3" svg:x="0.278cm" svg:y="0.156cm" svg:width="10.033cm" svg:height="7.528cm">
          <chart:coordinate-region svg:x="1.125cm" svg:y="0.356cm" svg:width="8.886cm" svg:height="6.6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25:Sheet1.O27" chart:label-cell-address="Sheet1.O24:Sheet1.O24" chart:class="chart:scatter">
            <chart:domain table:cell-range-address="Sheet1.N25:Sheet1.N27"/>
            <chart:regression-curve chart:style-name="ch8">
              <chart:equation chart:display-equation="true" chart:display-r-square="true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écrit</text:p>
                <draw:g>
                  <svg:desc>Sheet1.O24:Sheet1.O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9">
                <text:p>2.69</text:p>
                <draw:g>
                  <svg:desc>Sheet1.N25:Sheet1.N27</svg:desc>
                </draw:g>
              </table:table-cell>
              <table:table-cell office:value-type="float" office:value="0">
                <text:p>0</text:p>
                <draw:g>
                  <svg:desc>Sheet1.O25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.8">
                <text:p>175.8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